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ViewRequestBodyAdvice.beforeBodyRead( HttpInputMessage inputMessage , MethodParameter methodParameter , Type targetType , Class &lt; ? extends HttpMessageConverter &lt; ? &gt; &gt; selectedConverter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ViewRequestBodyAdvice.supports( MethodParameter methodParameter , Type targetType , Class &lt; ? extends HttpMessageConverter &lt; ? &gt; &gt; convert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